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2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21, 1894</text:p>
      <text:p text:style-name="P5">Month<text:tab/><text:tab/><text:tab/><text:tab/><text:tab/><text:tab/>September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546 N. Fifth Street,/</text:p>
      <text:p text:style-name="P3">Philadelphia, Pa./</text:p>
      <text:p text:style-name="P2">My dear Sir:/</text:p>
      <text:p text:style-name="P2"><text:tab/>At this moment I received the enclosed postal/ which you will kindly return at your convenience. <text:s/>You will/ notice that the figure is high $100. for the 42 volumes of/ the Vessillo, including L'Educatore Israelita. <text:s/>It is for/ yourself to decide. <text:s/>Please write a word to Haminio Servi,/ Casale Monferrato, Italy, either in English or German. <text:s/>I/ hope that Perreau, Castelli and others whom you have/ addressed have responded and agreed to your request. <text:s/>With/ respectful regards to mother and the rest of the family,/ I wish you all/ Yours truly,/ S. Morais/</text:p>
      <text:p text:style-name="P2">Sept. 21, '94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1:23:02.63</meta:creation-date>
    <meta:document-statistic meta:table-count="0" meta:image-count="0" meta:object-count="0" meta:page-count="2" meta:paragraph-count="65" meta:word-count="268" meta:character-count="1888"/>
    <dc:date>2011-12-22T11:26:45.58</dc:date>
    <dc:creator>Penn Libraries</dc:creator>
    <meta:editing-duration>PT00H03M43S</meta:editing-duration>
    <meta:editing-cycles>1</meta:editing-cycles>
    <meta:generator>OpenOffice.org/3.2$Win32 OpenOffice.org_project/320m12$Build-9483</meta:generator>
  </office:meta>
</office:document-meta>
</file>